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11.43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3.7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60.03mm" svg:height="56.51mm" svg:x="1.11mm" svg:y="155.21mm">
            <draw:object draw:notify-on-update-of-ranges="Foglio1.D16:Foglio1.G16 Foglio1.D17:Foglio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3mm" svg:height="56.51mm" svg:x="163.08mm" svg:y="155.22mm">
            <draw:object draw:notify-on-update-of-ranges="Foglio1.D16:Foglio1.G16 Foglio1.D18:Foglio1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3mm" svg:height="56.51mm" svg:x="0.27mm" svg:y="233.22mm">
            <draw:object draw:notify-on-update-of-ranges="Foglio1.D16:Foglio1.G16 Foglio1.D19:Foglio1.G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.03mm" svg:height="56.51mm" svg:x="162.24mm" svg:y="233.23mm">
            <draw:object draw:notify-on-update-of-ranges="Foglio1.D16:Foglio1.G16 Foglio1.D20:Foglio1.G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TATISTICHE PREDA PREDATORE</text:p>
          </table:table-cell>
          <table:covered-table-cell table:number-columns-repeated="5" table:style-name="ce2"/>
          <table:table-cell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 office:value-type="string" calcext:value-type="string" table:number-columns-spanned="6" table:number-rows-spanned="1">
            <text:p>Timings</text:p>
          </table:table-cell>
          <table:covered-table-cell table:style-name="ce7"/>
          <table:covered-table-cell table:number-columns-repeated="4" table:style-name="ce4"/>
        </table:table-row>
        <table:table-row table:style-name="ro4">
          <table:table-cell/>
          <table:table-cell table:style-name="ce4" table:number-columns-repeated="2"/>
          <table:table-cell table:style-name="ce6" office:value-type="string" calcext:value-type="string" table:number-columns-spanned="4" table:number-rows-spanned="1">
            <text:p>Matrice</text:p>
          </table:table-cell>
          <table:covered-table-cell table:number-columns-repeated="3" table:style-name="ce4"/>
        </table:table-row>
        <table:table-row table:style-name="ro5">
          <table:table-cell/>
          <table:table-cell table:style-name="ce5" office:value-type="string" calcext:value-type="string" table:number-columns-spanned="1" table:number-rows-spanned="5">
            <text:p>Processi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10x10</text:p>
          </table:table-cell>
          <table:table-cell table:style-name="ce9" office:value-type="string" calcext:value-type="string">
            <text:p>100x100</text:p>
          </table:table-cell>
          <table:table-cell table:style-name="ce9" office:value-type="string" calcext:value-type="string">
            <text:p>1000x1000</text:p>
          </table:table-cell>
          <table:table-cell table:style-name="ce9" office:value-type="string" calcext:value-type="string">
            <text:p>1000x10000</text:p>
          </table:table-cell>
        </table:table-row>
        <table:table-row table:style-name="ro5">
          <table:table-cell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style-name="ce10" office:value-type="float" office:value="3.68" calcext:value-type="float">
            <text:p>3,68</text:p>
          </table:table-cell>
          <table:table-cell table:style-name="ce10" office:value-type="float" office:value="4.1" calcext:value-type="float">
            <text:p>4,10</text:p>
          </table:table-cell>
          <table:table-cell table:style-name="ce10" office:value-type="float" office:value="32.67" calcext:value-type="float">
            <text:p>32,67</text:p>
          </table:table-cell>
          <table:table-cell table:style-name="ce10" office:value-type="float" office:value="351.54" calcext:value-type="float">
            <text:p>351,54</text:p>
          </table:table-cell>
        </table:table-row>
        <table:table-row table:style-name="ro5">
          <table:table-cell/>
          <table:covered-table-cell table:style-name="ce4"/>
          <table:table-cell table:style-name="ce9" office:value-type="float" office:value="2" calcext:value-type="float">
            <text:p>2</text:p>
          </table:table-cell>
          <table:table-cell table:style-name="ce10" office:value-type="float" office:value="3.62" calcext:value-type="float">
            <text:p>3,62</text:p>
          </table:table-cell>
          <table:table-cell table:style-name="ce10" office:value-type="float" office:value="3.93" calcext:value-type="float">
            <text:p>3,93</text:p>
          </table:table-cell>
          <table:table-cell table:style-name="ce11" office:value-type="float" office:value="18.42" calcext:value-type="float">
            <text:p>18,42</text:p>
          </table:table-cell>
          <table:table-cell table:style-name="ce10" office:value-type="float" office:value="174.45" calcext:value-type="float">
            <text:p>174,45</text:p>
          </table:table-cell>
        </table:table-row>
        <table:table-row table:style-name="ro5">
          <table:table-cell/>
          <table:covered-table-cell table:style-name="ce4"/>
          <table:table-cell table:style-name="ce9" office:value-type="float" office:value="3" calcext:value-type="float">
            <text:p>3</text:p>
          </table:table-cell>
          <table:table-cell table:style-name="ce10" office:value-type="float" office:value="3.83" calcext:value-type="float">
            <text:p>3,83</text:p>
          </table:table-cell>
          <table:table-cell table:style-name="ce10" office:value-type="float" office:value="3.88" calcext:value-type="float">
            <text:p>3,88</text:p>
          </table:table-cell>
          <table:table-cell table:style-name="ce10" office:value-type="float" office:value="13.15" calcext:value-type="float">
            <text:p>13,15</text:p>
          </table:table-cell>
          <table:table-cell table:style-name="ce10" office:value-type="float" office:value="132.3" calcext:value-type="float">
            <text:p>132,30</text:p>
          </table:table-cell>
        </table:table-row>
        <table:table-row table:style-name="ro5">
          <table:table-cell/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0" office:value-type="float" office:value="3.96" calcext:value-type="float">
            <text:p>3,96</text:p>
          </table:table-cell>
          <table:table-cell table:style-name="ce10" office:value-type="float" office:value="4.11" calcext:value-type="float">
            <text:p>4,11</text:p>
          </table:table-cell>
          <table:table-cell table:style-name="ce10" office:value-type="float" office:value="11.05" calcext:value-type="float">
            <text:p>11,05</text:p>
          </table:table-cell>
          <table:table-cell table:style-name="ce10" office:value-type="float" office:value="108.8" calcext:value-type="float">
            <text:p>108,80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6">
          <table:table-cell table:number-columns-repeated="7"/>
        </table:table-row>
        <table:table-row table:style-name="ro7">
          <table:table-cell/>
          <table:table-cell table:style-name="ce3" office:value-type="string" calcext:value-type="string" table:number-columns-spanned="6" table:number-rows-spanned="1">
            <text:p>SpeedUp</text:p>
          </table:table-cell>
          <table:covered-table-cell table:style-name="ce7"/>
          <table:covered-table-cell table:number-columns-repeated="4" table:style-name="ce4"/>
        </table:table-row>
        <table:table-row table:style-name="ro8">
          <table:table-cell/>
          <table:table-cell table:style-name="ce4" table:number-columns-repeated="2"/>
          <table:table-cell table:style-name="ce6" office:value-type="string" calcext:value-type="string" table:number-columns-spanned="4" table:number-rows-spanned="1">
            <text:p>Matric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5" office:value-type="string" calcext:value-type="string" table:number-columns-spanned="1" table:number-rows-spanned="5">
            <text:p>Processi</text:p>
          </table:table-cell>
          <table:table-cell table:style-name="ce8" office:value-type="string" calcext:value-type="string">
            <text:p>-</text:p>
          </table:table-cell>
          <table:table-cell table:style-name="ce9" office:value-type="string" calcext:value-type="string">
            <text:p>10x10</text:p>
          </table:table-cell>
          <table:table-cell table:style-name="ce9" office:value-type="string" calcext:value-type="string">
            <text:p>100x100</text:p>
          </table:table-cell>
          <table:table-cell table:style-name="ce9" office:value-type="string" calcext:value-type="string">
            <text:p>1000x1000</text:p>
          </table:table-cell>
          <table:table-cell table:style-name="ce9" office:value-type="string" calcext:value-type="string">
            <text:p>1000x10000</text:p>
          </table:table-cell>
        </table:table-row>
        <table:table-row table:style-name="ro2">
          <table:table-cell/>
          <table:covered-table-cell table:style-name="ce6"/>
          <table:table-cell table:style-name="ce9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,00</text:p>
          </table:table-cell>
        </table:table-row>
        <table:table-row table:style-name="ro2">
          <table:table-cell/>
          <table:covered-table-cell table:style-name="ce4"/>
          <table:table-cell table:style-name="ce9" office:value-type="float" office:value="2" calcext:value-type="float">
            <text:p>2</text:p>
          </table:table-cell>
          <table:table-cell table:style-name="ce10" table:formula="of:=[.$D$6]/[.D7]" office:value-type="float" office:value="1.01657458563536" calcext:value-type="float">
            <text:p>1,02</text:p>
          </table:table-cell>
          <table:table-cell table:style-name="ce10" table:formula="of:=[.$E$6]/[.E7]" office:value-type="float" office:value="1.04325699745547" calcext:value-type="float">
            <text:p>1,04</text:p>
          </table:table-cell>
          <table:table-cell table:style-name="ce10" table:formula="of:=[.$F$6]/[.F7]" office:value-type="float" office:value="1.77361563517915" calcext:value-type="float">
            <text:p>1,77</text:p>
          </table:table-cell>
          <table:table-cell table:style-name="ce10" table:formula="of:=[.$G$6]/[.G7]" office:value-type="float" office:value="2.01513327601032" calcext:value-type="float">
            <text:p>2,02</text:p>
          </table:table-cell>
        </table:table-row>
        <table:table-row table:style-name="ro2">
          <table:table-cell/>
          <table:covered-table-cell table:style-name="ce4"/>
          <table:table-cell table:style-name="ce9" office:value-type="float" office:value="3" calcext:value-type="float">
            <text:p>3</text:p>
          </table:table-cell>
          <table:table-cell table:style-name="ce10" table:formula="of:=[.$D$6]/[.D8]" office:value-type="float" office:value="0.960835509138381" calcext:value-type="float">
            <text:p>0,96</text:p>
          </table:table-cell>
          <table:table-cell table:style-name="ce10" table:formula="of:=[.$E$6]/[.E8]" office:value-type="float" office:value="1.05670103092784" calcext:value-type="float">
            <text:p>1,06</text:p>
          </table:table-cell>
          <table:table-cell table:style-name="ce10" table:formula="of:=[.$F$6]/[.F8]" office:value-type="float" office:value="2.48441064638783" calcext:value-type="float">
            <text:p>2,48</text:p>
          </table:table-cell>
          <table:table-cell table:style-name="ce10" table:formula="of:=[.$G$6]/[.G8]" office:value-type="float" office:value="2.65714285714286" calcext:value-type="float">
            <text:p>2,66</text:p>
          </table:table-cell>
        </table:table-row>
        <table:table-row table:style-name="ro2">
          <table:table-cell/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0" table:formula="of:=[.$D$6]/[.D9]" office:value-type="float" office:value="0.929292929292929" calcext:value-type="float">
            <text:p>0,93</text:p>
          </table:table-cell>
          <table:table-cell table:style-name="ce10" table:formula="of:=[.$E$6]/[.E9]" office:value-type="float" office:value="0.997566909975669" calcext:value-type="float">
            <text:p>1,00</text:p>
          </table:table-cell>
          <table:table-cell table:style-name="ce10" table:formula="of:=[.$F$6]/[.F9]" office:value-type="float" office:value="2.95656108597285" calcext:value-type="float">
            <text:p>2,96</text:p>
          </table:table-cell>
          <table:table-cell table:style-name="ce10" table:formula="of:=[.$G$6]/[.G9]" office:value-type="float" office:value="3.23106617647059" calcext:value-type="float">
            <text:p>3,23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Osservazioni 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 calcoli sono stati effettuati con 100 “turni” o “passi” , senza l’utilizzo di timer e senza stampe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 valori dei “timings” sono in second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0:43:31.818423432</meta:creation-date>
    <dc:date>2019-06-23T13:25:47.508349231</dc:date>
    <meta:editing-duration>PT1H47M24S</meta:editing-duration>
    <meta:editing-cycles>20</meta:editing-cycles>
    <meta:generator>LibreOffice/6.0.7.3$Linux_X86_64 LibreOffice_project/00m0$Build-3</meta:generator>
    <meta:document-statistic meta:table-count="1" meta:cell-count="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5.652cm" xlink:href=".." xlink:type="simple" chart:class="chart:bar" chart:style-name="ch1">
        <chart:title svg:x="6.014cm" svg:y="0.249cm" chart:style-name="ch2">
          <text:p>Numero Processi 1</text:p>
        </chart:title>
        <chart:plot-area chart:style-name="ch3" table:cell-range-address="Foglio1.D16:Foglio1.G17" chart:data-source-has-labels="row" svg:x="1.331cm" svg:y="1.141cm" svg:width="14.353cm" svg:height="3.417cm">
          <chartooo:coordinate-region svg:x="2.243cm" svg:y="1.34cm" svg:width="13.441cm" svg:height="2.571cm"/>
          <chart:axis chart:dimension="x" chart:name="primary-x" chart:style-name="ch4" chartooo:axis-type="auto">
            <chartooo:date-scale/>
            <chart:title svg:x="7.921cm" svg:y="4.671cm" chart:style-name="ch5">
              <text:p>Matrice</text:p>
            </chart:title>
            <chart:categories table:cell-range-address="Foglio1.D16:Foglio1.G16"/>
            <chart:grid chart:style-name="ch6" chart:class="major"/>
          </chart:axis>
          <chart:axis chart:dimension="y" chart:name="primary-y" chart:style-name="ch7">
            <chart:title svg:x="0.451cm" svg:y="3.594cm" chart:style-name="ch8">
              <text:p>SpeedUp</text:p>
            </chart:title>
            <chart:grid chart:style-name="ch6" chart:class="major"/>
          </chart:axis>
          <chart:series chart:style-name="ch9" chart:values-cell-range-address="Foglio1.D17:Foglio1.G1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x10</text:p>
                <draw:g>
                  <svg:desc>Foglio1.D16:Foglio1.G16</svg:desc>
                </draw:g>
              </table:table-cell>
              <table:table-cell office:value-type="string">
                <text:p>100x100</text:p>
              </table:table-cell>
              <table:table-cell office:value-type="string">
                <text:p>1000x1000</text:p>
              </table:table-cell>
              <table:table-cell office:value-type="string">
                <text:p>1000x10000</text:p>
              </table:table-cell>
            </table:table-row>
          </table:table-header-rows>
          <table:table-rows>
            <table:table-row>
              <table:table-cell office:value-type="string">
                <text:p>Riga 1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oglio1.D17:Foglio1.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5.652cm" xlink:href=".." xlink:type="simple" chart:class="chart:bar" chart:style-name="ch1">
        <chart:title svg:x="6.014cm" svg:y="0.249cm" chart:style-name="ch2">
          <text:p>Numero Processi 2</text:p>
        </chart:title>
        <chart:plot-area chart:style-name="ch3" table:cell-range-address="Foglio1.D16:Foglio1.G16 Foglio1.D18:Foglio1.G18" chart:data-source-has-labels="row" svg:x="1.331cm" svg:y="1.141cm" svg:width="14.353cm" svg:height="3.417cm">
          <chartooo:coordinate-region svg:x="2.243cm" svg:y="1.34cm" svg:width="13.441cm" svg:height="2.571cm"/>
          <chart:axis chart:dimension="x" chart:name="primary-x" chart:style-name="ch4" chartooo:axis-type="auto">
            <chartooo:date-scale/>
            <chart:title svg:x="7.921cm" svg:y="4.671cm" chart:style-name="ch5">
              <text:p>Matrice</text:p>
            </chart:title>
            <chart:categories table:cell-range-address="Foglio1.D16:Foglio1.G16"/>
            <chart:grid chart:style-name="ch6" chart:class="major"/>
          </chart:axis>
          <chart:axis chart:dimension="y" chart:name="primary-y" chart:style-name="ch7">
            <chart:title svg:x="0.451cm" svg:y="3.594cm" chart:style-name="ch8">
              <text:p>SpeedUp</text:p>
            </chart:title>
            <chart:grid chart:style-name="ch6" chart:class="major"/>
          </chart:axis>
          <chart:series chart:style-name="ch9" chart:values-cell-range-address="Foglio1.D18:Foglio1.G1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x10</text:p>
                <draw:g>
                  <svg:desc>Foglio1.D16:Foglio1.G16</svg:desc>
                </draw:g>
              </table:table-cell>
              <table:table-cell office:value-type="string">
                <text:p>100x100</text:p>
              </table:table-cell>
              <table:table-cell office:value-type="string">
                <text:p>1000x1000</text:p>
              </table:table-cell>
              <table:table-cell office:value-type="string">
                <text:p>1000x10000</text:p>
              </table:table-cell>
            </table:table-row>
          </table:table-header-rows>
          <table:table-rows>
            <table:table-row>
              <table:table-cell office:value-type="string">
                <text:p>Riga 18</text:p>
                <draw:g>
                  <svg:desc/>
                </draw:g>
              </table:table-cell>
              <table:table-cell office:value-type="float" office:value="1.01657458563536">
                <text:p>1.01657458563536</text:p>
                <draw:g>
                  <svg:desc>Foglio1.D18:Foglio1.G18</svg:desc>
                </draw:g>
              </table:table-cell>
              <table:table-cell office:value-type="float" office:value="1.04325699745547">
                <text:p>1.04325699745547</text:p>
              </table:table-cell>
              <table:table-cell office:value-type="float" office:value="1.77361563517915">
                <text:p>1.77361563517915</text:p>
              </table:table-cell>
              <table:table-cell office:value-type="float" office:value="2.01513327601032">
                <text:p>2.01513327601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5.652cm" xlink:href=".." xlink:type="simple" chart:class="chart:bar" chart:style-name="ch1">
        <chart:title svg:x="6.014cm" svg:y="0.249cm" chart:style-name="ch2">
          <text:p>Numero Processi 3</text:p>
        </chart:title>
        <chart:plot-area chart:style-name="ch3" table:cell-range-address="Foglio1.D16:Foglio1.G16 Foglio1.D19:Foglio1.G19" chart:data-source-has-labels="row" svg:x="1.331cm" svg:y="1.141cm" svg:width="14.353cm" svg:height="3.417cm">
          <chartooo:coordinate-region svg:x="2.243cm" svg:y="1.34cm" svg:width="13.441cm" svg:height="2.571cm"/>
          <chart:axis chart:dimension="x" chart:name="primary-x" chart:style-name="ch4" chartooo:axis-type="auto">
            <chartooo:date-scale/>
            <chart:title svg:x="7.921cm" svg:y="4.671cm" chart:style-name="ch5">
              <text:p>Matrice</text:p>
            </chart:title>
            <chart:categories table:cell-range-address="Foglio1.D16:Foglio1.G16"/>
            <chart:grid chart:style-name="ch6" chart:class="major"/>
          </chart:axis>
          <chart:axis chart:dimension="y" chart:name="primary-y" chart:style-name="ch7">
            <chart:title svg:x="0.451cm" svg:y="3.594cm" chart:style-name="ch8">
              <text:p>SpeedUp</text:p>
            </chart:title>
            <chart:grid chart:style-name="ch6" chart:class="major"/>
          </chart:axis>
          <chart:series chart:style-name="ch9" chart:values-cell-range-address="Foglio1.D19:Foglio1.G19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x10</text:p>
                <draw:g>
                  <svg:desc>Foglio1.D16:Foglio1.G16</svg:desc>
                </draw:g>
              </table:table-cell>
              <table:table-cell office:value-type="string">
                <text:p>100x100</text:p>
              </table:table-cell>
              <table:table-cell office:value-type="string">
                <text:p>1000x1000</text:p>
              </table:table-cell>
              <table:table-cell office:value-type="string">
                <text:p>1000x10000</text:p>
              </table:table-cell>
            </table:table-row>
          </table:table-header-rows>
          <table:table-rows>
            <table:table-row>
              <table:table-cell office:value-type="string">
                <text:p>Riga 19</text:p>
                <draw:g>
                  <svg:desc/>
                </draw:g>
              </table:table-cell>
              <table:table-cell office:value-type="float" office:value="0.960835509138381">
                <text:p>0.960835509138381</text:p>
                <draw:g>
                  <svg:desc>Foglio1.D19:Foglio1.G19</svg:desc>
                </draw:g>
              </table:table-cell>
              <table:table-cell office:value-type="float" office:value="1.05670103092784">
                <text:p>1.05670103092784</text:p>
              </table:table-cell>
              <table:table-cell office:value-type="float" office:value="2.48441064638783">
                <text:p>2.48441064638783</text:p>
              </table:table-cell>
              <table:table-cell office:value-type="float" office:value="2.65714285714286">
                <text:p>2.65714285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5.652cm" xlink:href=".." xlink:type="simple" chart:class="chart:bar" chart:style-name="ch1">
        <chart:title svg:x="6.014cm" svg:y="0.249cm" chart:style-name="ch2">
          <text:p>Numero Processi 4</text:p>
        </chart:title>
        <chart:plot-area chart:style-name="ch3" table:cell-range-address="Foglio1.D16:Foglio1.G16 Foglio1.D20:Foglio1.G20" chart:data-source-has-labels="row" svg:x="1.331cm" svg:y="1.141cm" svg:width="14.353cm" svg:height="3.417cm">
          <chartooo:coordinate-region svg:x="2.243cm" svg:y="1.34cm" svg:width="13.441cm" svg:height="2.571cm"/>
          <chart:axis chart:dimension="x" chart:name="primary-x" chart:style-name="ch4" chartooo:axis-type="auto">
            <chartooo:date-scale/>
            <chart:title svg:x="7.921cm" svg:y="4.671cm" chart:style-name="ch5">
              <text:p>Matrice</text:p>
            </chart:title>
            <chart:categories table:cell-range-address="Foglio1.D16:Foglio1.G16"/>
            <chart:grid chart:style-name="ch6" chart:class="major"/>
          </chart:axis>
          <chart:axis chart:dimension="y" chart:name="primary-y" chart:style-name="ch7">
            <chart:title svg:x="0.451cm" svg:y="3.594cm" chart:style-name="ch8">
              <text:p>SpeedUp</text:p>
            </chart:title>
            <chart:grid chart:style-name="ch6" chart:class="major"/>
          </chart:axis>
          <chart:series chart:style-name="ch9" chart:values-cell-range-address="Foglio1.D20:Foglio1.G20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x10</text:p>
                <draw:g>
                  <svg:desc>Foglio1.D16:Foglio1.G16</svg:desc>
                </draw:g>
              </table:table-cell>
              <table:table-cell office:value-type="string">
                <text:p>100x100</text:p>
              </table:table-cell>
              <table:table-cell office:value-type="string">
                <text:p>1000x1000</text:p>
              </table:table-cell>
              <table:table-cell office:value-type="string">
                <text:p>1000x10000</text:p>
              </table:table-cell>
            </table:table-row>
          </table:table-header-rows>
          <table:table-rows>
            <table:table-row>
              <table:table-cell office:value-type="string">
                <text:p>Riga 20</text:p>
                <draw:g>
                  <svg:desc/>
                </draw:g>
              </table:table-cell>
              <table:table-cell office:value-type="float" office:value="0.929292929292929">
                <text:p>0.929292929292929</text:p>
                <draw:g>
                  <svg:desc>Foglio1.D20:Foglio1.G20</svg:desc>
                </draw:g>
              </table:table-cell>
              <table:table-cell office:value-type="float" office:value="0.997566909975669">
                <text:p>0.997566909975669</text:p>
              </table:table-cell>
              <table:table-cell office:value-type="float" office:value="2.95656108597285">
                <text:p>2.95656108597285</text:p>
              </table:table-cell>
              <table:table-cell office:value-type="float" office:value="3.23106617647059">
                <text:p>3.231066176470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